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apport Bankapplikation</text:h>
      <text:h text:style-name="Heading_20_1" text:outline-level="1">Introduktion</text:h>
      <text:p text:style-name="Text_20_body"/>
      <text:p text:style-name="Text_20_body"/>
      <text:p text:style-name="Text_20_body"/>
      <text:h text:style-name="Heading_20_1" text:outline-level="1">Analys och design </text:h>
      <text:p text:style-name="Text_20_body"/>
      <text:p text:style-name="Text_20_body"/>
      <text:p text:style-name="Text_20_body"/>
      <text:h text:style-name="Heading_20_1" text:outline-level="1">Implementation</text:h>
      <text:p text:style-name="Text_20_body"/>
      <text:p text:style-name="Text_20_body"/>
      <text:h text:style-name="Heading_20_1" text:outline-level="1">Slutsat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TECKNINGAR:</text:p>
      <text:p text:style-name="Standard"/>
      <text:p text:style-name="Standard"/>
      <text:p text:style-name="Standard"/>
      <text:p text:style-name="Standard"/>
      <text:p text:style-name="Standard">lista på ui element som behövs för hela appen:</text:p>
      <text:p text:style-name="Standard"/>
      <text:list xml:id="list7057070617267615139" text:style-name="L1">
        <text:list-item>
          <text:p text:style-name="P1">knapp som skriver ut lista på bankens kunder</text:p>
        </text:list-item>
        <text:list-item>
          <text:p text:style-name="P1">Label som återger information tillbaka till användaren</text:p>
        </text:list-item>
        <text:list-item>
          <text:p text:style-name="P1">textbox för inmatning av namn</text:p>
        </text:list-item>
        <text:list-item>
          <text:p text:style-name="P1">textbox för inmatning av personnummer</text:p>
        </text:list-item>
        <text:list-item>
          <text:p text:style-name="P1">Knapp som skapar Kund</text:p>
        </text:list-item>
        <text:list-item>
          <text:p text:style-name="P1">Knapp som skapar Konto</text:p>
        </text:list-item>
        <text:list-item>
          <text:p text:style-name="P1">textbox för inmatning av bankid nummer</text:p>
        </text:list-item>
        <text:list-item>
          <text:p text:style-name="P1">Knapp för uttag</text:p>
        </text:list-item>
        <text:list-item>
          <text:p text:style-name="P1">Knapp för insättningar</text:p>
        </text:list-item>
        <text:list-item>
          <text:p text:style-name="P1">Knapp 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jag började med att skapa klasserna som instruerat i uppgiftsbeskrivningen och att definiera de variabler som behövdes i varje klass. </text:p>
      <text:p text:style-name="Standard"/>
      <text:p text:style-name="Standard">Första funktionen som skapades var withdraw funktionen. </text:p>
      <text:p text:style-name="Standard"/>
      <text:p text:style-name="Standard">För att hitta rätt konto i listan med hjälp av de tilldelade ID-numren användes lambda-expression, dessa beskrivs i referensliteratu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kim S</meta:initial-creator>
    <meta:creation-date>2017-10-10T17:03:47.04</meta:creation-date>
    <meta:generator>OpenOffice/4.1.2$Win32 OpenOffice.org_project/412m3$Build-9782</meta:generator>
    <dc:date>2017-11-01T01:05:01.51</dc:date>
    <dc:creator>Joakim S</dc:creator>
    <meta:editing-duration>P12DT18H17M20S</meta:editing-duration>
    <meta:editing-cycles>4</meta:editing-cycles>
    <meta:document-statistic meta:table-count="0" meta:image-count="0" meta:object-count="0" meta:page-count="2" meta:paragraph-count="20" meta:word-count="120" meta:character-count="759"/>
  </office:meta>
</office:document-meta>
</file>